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3125in" style:rel-column-width="52017*"/>
    </style:style>
    <style:style style:name="Table1.B" style:family="table-column">
      <style:table-column-properties style:column-width="1.3806in" style:rel-column-width="1351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Times New Roman" fo:language="lt" fo:country="LT" officeooo:rsid="001e85aa" officeooo:paragraph-rsid="001e85aa"/>
    </style:style>
    <style:style style:name="P2" style:family="paragraph" style:parent-style-name="Text_20_body">
      <style:text-properties officeooo:rsid="00252218" officeooo:paragraph-rsid="00252218"/>
    </style:style>
    <style:style style:name="P3" style:family="paragraph" style:parent-style-name="Text_20_body">
      <style:paragraph-properties fo:line-height="150%"/>
      <style:text-properties fo:language="lt" fo:country="LT" officeooo:rsid="001eead2" officeooo:paragraph-rsid="0023dc55"/>
    </style:style>
    <style:style style:name="P4" style:family="paragraph" style:parent-style-name="Text_20_body">
      <style:paragraph-properties fo:line-height="150%"/>
      <style:text-properties fo:language="lt" fo:country="LT" officeooo:rsid="001eead2" officeooo:paragraph-rsid="001eead2"/>
    </style:style>
    <style:style style:name="P5" style:family="paragraph" style:parent-style-name="Text_20_body">
      <style:paragraph-properties fo:line-height="150%"/>
      <style:text-properties fo:language="lt" fo:country="LT" officeooo:rsid="00244ac7" officeooo:paragraph-rsid="00244ac7"/>
    </style:style>
    <style:style style:name="P6" style:family="paragraph" style:parent-style-name="Text_20_body">
      <style:paragraph-properties fo:line-height="150%"/>
      <style:text-properties fo:language="lt" fo:country="LT" officeooo:rsid="0020db5f" officeooo:paragraph-rsid="0020db5f"/>
    </style:style>
    <style:style style:name="P7" style:family="paragraph" style:parent-style-name="Text_20_body">
      <style:paragraph-properties fo:line-height="150%"/>
      <style:text-properties fo:language="lt" fo:country="LT" officeooo:rsid="001e85aa" officeooo:paragraph-rsid="002b60d8"/>
    </style:style>
    <style:style style:name="P8" style:family="paragraph" style:parent-style-name="Text_20_body">
      <style:paragraph-properties fo:line-height="150%"/>
      <style:text-properties style:font-name="Times New Roman" fo:language="lt" fo:country="LT" officeooo:rsid="001e85aa" officeooo:paragraph-rsid="001e85aa"/>
    </style:style>
    <style:style style:name="P9" style:family="paragraph" style:parent-style-name="Heading_20_1">
      <style:text-properties fo:language="lt" fo:country="LT" officeooo:rsid="0033fe72" officeooo:paragraph-rsid="0033fe72"/>
    </style:style>
    <style:style style:name="P10" style:family="paragraph" style:parent-style-name="Heading_20_2">
      <style:text-properties fo:language="lt" fo:country="LT"/>
    </style:style>
    <style:style style:name="P11" style:family="paragraph" style:parent-style-name="Heading_20_2">
      <style:paragraph-properties fo:line-height="150%"/>
      <style:text-properties fo:language="lt" fo:country="LT"/>
    </style:style>
    <style:style style:name="P12" style:family="paragraph" style:parent-style-name="Heading_20_2">
      <style:text-properties officeooo:rsid="00252218" officeooo:paragraph-rsid="00252218"/>
    </style:style>
    <style:style style:name="P13" style:family="paragraph" style:parent-style-name="Table_20_Contents">
      <style:paragraph-properties fo:line-height="150%" fo:text-align="center" style:justify-single-word="false"/>
      <style:text-properties fo:language="lt" fo:country="LT" fo:font-weight="bold" officeooo:rsid="002066b8" officeooo:paragraph-rsid="002066b8" style:font-weight-asian="bold" style:font-weight-complex="bold"/>
    </style:style>
    <style:style style:name="P14" style:family="paragraph" style:parent-style-name="Table_20_Contents">
      <style:paragraph-properties fo:line-height="100%"/>
      <style:text-properties fo:language="lt" fo:country="LT" officeooo:rsid="002066b8" officeooo:paragraph-rsid="002066b8"/>
    </style:style>
    <style:style style:name="P15" style:family="paragraph" style:parent-style-name="Table_20_Contents">
      <style:paragraph-properties fo:line-height="100%"/>
      <style:text-properties fo:language="lt" fo:country="LT" officeooo:rsid="0023dc55" officeooo:paragraph-rsid="0023dc55"/>
    </style:style>
    <style:style style:name="P16" style:family="paragraph" style:parent-style-name="Table_20_Contents">
      <style:paragraph-properties fo:line-height="100%"/>
      <style:text-properties fo:language="lt" fo:country="LT" officeooo:rsid="0020f066" officeooo:paragraph-rsid="0020f066"/>
    </style:style>
    <style:style style:name="P17" style:family="paragraph" style:parent-style-name="Table_20_Contents">
      <style:paragraph-properties fo:line-height="100%"/>
      <style:text-properties fo:language="lt" fo:country="LT" officeooo:rsid="0020db5f" officeooo:paragraph-rsid="00237b4c"/>
    </style:style>
    <style:style style:name="P18" style:family="paragraph" style:parent-style-name="Table_20_Contents">
      <style:paragraph-properties fo:line-height="100%"/>
      <style:text-properties fo:language="lt" fo:country="LT" officeooo:rsid="0020db5f" officeooo:paragraph-rsid="0020db5f"/>
    </style:style>
    <style:style style:name="P19" style:family="paragraph" style:parent-style-name="Table_20_Contents">
      <style:paragraph-properties fo:line-height="100%"/>
      <style:text-properties fo:language="lt" fo:country="LT" officeooo:rsid="00237b4c" officeooo:paragraph-rsid="00237b4c"/>
    </style:style>
    <style:style style:name="P20" style:family="paragraph" style:parent-style-name="Table_20_Contents">
      <style:paragraph-properties fo:line-height="100%"/>
      <style:text-properties fo:language="lt" fo:country="LT" officeooo:rsid="00244ac7" officeooo:paragraph-rsid="00244ac7"/>
    </style:style>
    <style:style style:name="T1" style:family="text">
      <style:text-properties style:font-name="Liberation Serif"/>
    </style:style>
    <style:style style:name="T2" style:family="text">
      <style:text-properties style:font-name="Liberation Serif" officeooo:rsid="0020f066"/>
    </style:style>
    <style:style style:name="T3" style:family="text">
      <style:text-properties style:text-position="super 58%" officeooo:rsid="00237b4c"/>
    </style:style>
    <style:style style:name="T4" style:family="text">
      <style:text-properties officeooo:rsid="0020f066"/>
    </style:style>
    <style:style style:name="T5" style:family="text">
      <style:text-properties officeooo:rsid="00237b4c"/>
    </style:style>
    <style:style style:name="T6" style:family="text">
      <style:text-properties officeooo:rsid="0023dc55"/>
    </style:style>
    <style:style style:name="T7" style:family="text">
      <style:text-properties officeooo:rsid="00252218"/>
    </style:style>
    <style:style style:name="T8" style:family="text">
      <style:text-properties officeooo:rsid="00297f8d"/>
    </style:style>
    <style:style style:name="T9" style:family="text">
      <style:text-properties officeooo:rsid="002b8b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Motyvacija</text:h>
      <text:h text:style-name="P10" text:outline-level="2">NP complete uždaviniai</text:h>
      <text:p text:style-name="P3">Pagal sudėtingumą(sudėtingumo didėjimo tvarka) uždavinių klasės yra skirtomos į: P(polynomial), NP(nondeterministic polynomial), NP-complete, NP-hard <text:span text:style-name="T5">ir kitos. Prieš tesiant, verta paminėti, kad nėra įrodyta jog P != NP. </text:span>Uždaviniai priklausantys polinominių uždavinių sudėtingumo klasei yra mažiausiai sudėtingi iš išvardytų. <text:span text:style-name="T5">Paprastai uždavinys vadinamas polinominiu jeigu jis yra išsprendžiamas per O(n</text:span><text:span text:style-name="T3">k</text:span><text:span text:style-name="T5">) arba geresnį laiką. U</text:span>ždaviniai <text:span text:style-name="T6">priklausantys P </text:span>dažnai vadinami praktiškai išsprendžiamais, <text:span text:style-name="T6">nes juos galima išpręsti per racionalų laiką net ir esant dideliems pradiniams duomenis. </text:span></text:p>
      <text:p text:style-name="P5">Uždaviniai priklausantys NP-complete <text:span text:style-name="T7">yra sudėtingi uždaviniai. Tokiems uždaviniaims neegzistuoja <text:s text:c="3"/>per polinominį laiką veikiančių sprendimo algoritmų. Šių uždavinių skaičiavimimo laikas auga eksponentiškai augant pradiniams duomenims, todėl mėginant spręsti šiuos uždavinius perrinkimu atsimušama į neracionaliai ilgai trunkančių skaičiavimų sieną.</text:span></text:p>
      <text:p text:style-name="P6">Žemiau pateikiami uždavinių pavyzdžiai. <text:s/></text:p>
      <table:table table:name="Table1" table:style-name="Table1">
        <table:table-column table:style-name="Table1.A"/>
        <table:table-column table:style-name="Table1.B"/>
        <table:table-row>
          <table:table-cell table:style-name="Table1.A1" office:value-type="string">
            <text:p text:style-name="P13">Aprašymas</text:p>
          </table:table-cell>
          <table:table-cell table:style-name="Table1.B1" office:value-type="string">
            <text:p text:style-name="P13">Klasė</text:p>
          </table:table-cell>
        </table:table-row>
        <table:table-row>
          <table:table-cell table:style-name="Table1.A2" office:value-type="string">
            <text:p text:style-name="P14"><text:span text:style-name="T4">Sekos sumos skaičiavimas, kai seka turi</text:span> n narių.</text:p>
          </table:table-cell>
          <table:table-cell table:style-name="Table1.B2" office:value-type="string">
            <text:p text:style-name="P14">P</text:p>
          </table:table-cell>
        </table:table-row>
        <table:table-row>
          <table:table-cell table:style-name="Table1.A2" office:value-type="string">
            <text:p text:style-name="P15"><text:span text:style-name="T2">T</text:span><text:span text:style-name="T1">rumpiausio kelio nuo vienos iki kitos viršūnės radimas.</text:span></text:p>
          </table:table-cell>
          <table:table-cell table:style-name="Table1.B2" office:value-type="string">
            <text:p text:style-name="P14">P</text:p>
          </table:table-cell>
        </table:table-row>
        <table:table-row>
          <table:table-cell table:style-name="Table1.A2" office:value-type="string">
            <text:p text:style-name="P16">Loginės grandinės tenkinimo uždavinys. (Ar eg<text:span text:style-name="T5">zistuoja pradinių duomenų rinkinys, kurį pateikus loginei grandinei gautume 1?</text:span>)</text:p>
          </table:table-cell>
          <table:table-cell table:style-name="Table1.B2" office:value-type="string">
            <text:p text:style-name="P18">NP-<text:span text:style-name="T5">complete</text:span></text:p>
          </table:table-cell>
        </table:table-row>
        <table:table-row>
          <table:table-cell table:style-name="Table1.A2" office:value-type="string">
            <text:p text:style-name="P19">Kuprinės uždavinys.</text:p>
          </table:table-cell>
          <table:table-cell table:style-name="Table1.B2" office:value-type="string">
            <text:p text:style-name="P17">NP-<text:span text:style-name="T5">complete</text:span></text:p>
          </table:table-cell>
        </table:table-row>
        <table:table-row>
          <table:table-cell table:style-name="Table1.A2" office:value-type="string">
            <text:p text:style-name="P20">Tetris, kai žinoma kokios detalės atkeliaus ir siekiama, <text:span text:style-name="T7">kad žaidimo pabaigoje neliktų nė vienos detalės ant žaidimo lentoje. [1]</text:span></text:p>
          </table:table-cell>
          <table:table-cell table:style-name="Table1.B2" office:value-type="string">
            <text:p text:style-name="P20">NP-complete</text:p>
          </table:table-cell>
        </table:table-row>
      </table:table>
      <text:p text:style-name="P4"><text:s/></text:p>
      <text:h text:style-name="P11" text:outline-level="2">Motyvacija </text:h>
      <text:p text:style-name="P7"><text:span text:style-name="T8">Su NP-complete uždaviniais dažnai susiduriama realiame gyvenime pavyzdžui: prekių išvežiotojas išvežiodamas prekes sieka pradėti darbą pasiimdamas prekes iš sandėlio, o baigęs išvežioti, nori gįžti į sandėlį, kad galėtų pasiimt naujas prekes.Visa tai siekama atlikti trumpiausiu maršrutu (keliaujančio pirklio uždavinys). </text:span>NP complete <text:span text:style-name="T8">uždaviniai gali būti sprendžiami tiksliais metodais(perrinkimu) tik esant mažiems duomenų kiekiams. Esant dideliems duomenų kiekiams skaičiavimo laikas yra neracionaliai didelis, tačiau dažnai sprendžiant šiuos uždavinius net nereikia optimalaus(geriausio galimo) sprendinio. Užtenka gauti kiek įmanoma geresnį. Tokie sprendimo metodai vadinami apytiksliais arba euristiniais, nes optimalus sprendinys nėra garantuojamas. Iš </text:span><text:soft-page-break/><text:span text:style-name="T8">esmės pasirinkus apytikslius sprendimo metodus sprendinio kokybė(pvz.: maršruto ilgis, didžiausias/mažiausias pralaidumas) yra mainoma į skaičiavimo trukmę.</text:span></text:p>
      <text:p text:style-name="P8">Skruzdžių kolonijos nariai turėdami labai ribotą informaciją apie savo aplinką sugeba spręsti neįtikėtinai <text:span text:style-name="T9">sudėtingą trumpiausio maršruto uždavinį. Fenomenalus skrudžių kolonijos gebėjimas spręsti sudėtingą uždavinį remiantis paprastais metodais ragina tyrinėti tokią skruzdžių elgseną. Mat metodai, kuriais naudojasi skruzdžių kolonijos spręsdamos trumpiausio kelio uždavinį, gali būti panaudoti sprendžiant NP-complete uždavinius. </text:span></text:p>
      <text:p text:style-name="P1"/>
      <text:h text:style-name="P12" text:outline-level="2">Literatūra</text:h>
      <text:p text:style-name="P2">[1] Tetris is Hard, Even to Approximate , Erik D. Demaine, Susan Hohenberger, David Liben-Nowell, February 1, 200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10:19:51.006357862</meta:creation-date>
    <dc:date>2014-09-10T18:27:01.765698588</dc:date>
    <meta:editing-duration>PT1H41M23S</meta:editing-duration>
    <meta:editing-cycles>29</meta:editing-cycles>
    <meta:generator>LibreOffice/4.2.4.2$Linux_X86_64 LibreOffice_project/420m0$Build-2</meta:generator>
    <meta:document-statistic meta:table-count="1" meta:image-count="0" meta:object-count="0" meta:page-count="2" meta:paragraph-count="23" meta:word-count="348" meta:character-count="2920" meta:non-whitespace-character-count="2584"/>
  </office:meta>
</office:document-meta>
</file>